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mbria" style:font-family-asian="Cambria" style:font-family-complex="Cambria" fo:background-color="transparent" style:use-window-font-color="true" fo:font-style="italic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6.00pt" fo:font-weight="bold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0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2.00pt" fo:margin-bottom="3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right="-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189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>
        <style:tab-stops>
          <style:tab-stop style:position="311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И</text:span><text:span text:style-name="T6"><text:s/></text:span><text:span text:style-name="T7">НАУКИ</text:span><text:span text:style-name="T8"><text:s/></text:span><text:span text:style-name="T9">РЕСПУБЛИКИ</text:span><text:span text:style-name="T10"><text:s/></text:span><text:span text:style-name="T11">БЕЛАРУСЬ</text:span></text:p>
      <text:p text:style-name="P1"><text:span text:style-name="T11">БЕЛОРУССКИЙ</text:span><text:span text:style-name="T12"><text:s/></text:span><text:span text:style-name="T13">НАЦИОНАЛЬНЫЙ</text:span><text:span text:style-name="T14"><text:s/></text:span><text:span text:style-name="T15">ТЕХНИЧЕСКИЙ</text:span><text:span text:style-name="T16"><text:s/></text:span><text:span text:style-name="T17">УНИВЕРСИТЕТ</text:span></text:p>
      <text:p text:style-name="P1"><text:span text:style-name="T18"/></text:p>
      <text:p text:style-name="P1"><text:span text:style-name="T18"/></text:p>
      <text:p text:style-name="P2"><text:span text:style-name="T19">Факультет информационных технологий и робототехники</text:span></text:p>
      <text:p text:style-name="P3"><text:span text:style-name="T20"><text:s text:c="20"/></text:span><text:span text:style-name="T21">Кафедра</text:span><text:span text:style-name="T22"><text:s/></text:span><text:span text:style-name="T23">программного</text:span><text:span text:style-name="T24"><text:s/></text:span><text:span text:style-name="T25">обеспечения</text:span><text:span text:style-name="T26"><text:s/></text:span><text:span text:style-name="T27">информационных</text:span><text:span text:style-name="T28"><text:s/></text:span><text:span text:style-name="T29">систем</text:span><text:span text:style-name="T30"><text:s/></text:span><text:span text:style-name="T31">и</text:span><text:span text:style-name="T32"><text:s/></text:span><text:span text:style-name="T33">технологий</text:span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4"><text:span text:style-name="T34"/></text:p>
      <text:p text:style-name="P4"><text:span text:style-name="T35">Отчет</text:span><text:span text:style-name="T36"><text:s/></text:span><text:span text:style-name="T37">по</text:span><text:span text:style-name="T38"><text:s/></text:span><text:span text:style-name="T39">лабораторной</text:span><text:span text:style-name="T40"><text:s/></text:span><text:span text:style-name="T41">работе</text:span><text:span text:style-name="T42"><text:s/></text:span><text:span text:style-name="T43">№</text:span><text:span text:style-name="T44"><text:s/>1</text:span></text:p>
      <text:p text:style-name="P5"><text:span text:style-name="T45">по</text:span><text:span text:style-name="T46"><text:s/></text:span><text:span text:style-name="T47">дисциплине</text:span><text:span text:style-name="T48">:<text:s/></text:span><text:span text:style-name="T49">“Системное</text:span><text:span text:style-name="T50"><text:s/></text:span><text:span text:style-name="T51">программирование”</text:span></text:p>
      <text:p text:style-name="P5"><text:span text:style-name="T52"/></text:p>
      <text:p text:style-name="P6"><text:span text:style-name="T53">на</text:span><text:span text:style-name="T54"><text:s/></text:span><text:span text:style-name="T55">тему</text:span><text:span text:style-name="T56">:<text:s/></text:span><text:span text:style-name="T57">“Установка</text:span><text:span text:style-name="T58">,<text:s/></text:span><text:span text:style-name="T59">настройка</text:span><text:span text:style-name="T60"><text:s/></text:span><text:span text:style-name="T61">и</text:span><text:span text:style-name="T62"><text:s/></text:span><text:span text:style-name="T63">использование</text:span><text:span text:style-name="T64"><text:s/></text:span><text:span text:style-name="T65">дистрибутива</text:span><text:span text:style-name="T66"><text:s/>Linux</text:span><text:span text:style-name="T67">”</text:span></text:p>
      <text:p text:style-name="P6"><text:span text:style-name="T68"/></text:p>
      <text:p text:style-name="P6"><text:span text:style-name="T68"/></text:p>
      <text:p text:style-name="P6"><text:span text:style-name="T69">Вариант</text:span><text:span text:style-name="T70"><text:s/>4</text:span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7"><text:span text:style-name="T71"/></text:p>
      <text:p text:style-name="P8"><text:span text:style-name="T72">Выполнил</text:span><text:span text:style-name="T73">:</text:span><text:span text:style-name="T74"><text:tab/><text:s text:c="35"/></text:span><text:span text:style-name="T75">студент</text:span><text:span text:style-name="T76"><text:s/></text:span><text:span text:style-name="T77">группы</text:span><text:span text:style-name="T78"><text:s/>10702221</text:span><text:span text:style-name="T79"><text:s text:c="7"/></text:span></text:p>
      <text:p text:style-name="P8"><text:span text:style-name="T80"><text:s text:c="102"/></text:span><text:span text:style-name="T81">Леус Г</text:span><text:span text:style-name="T82">.</text:span><text:span text:style-name="T83"><text:s/>В.</text:span><text:span text:style-name="T84"/></text:p>
      <text:p text:style-name="P9"><text:span text:style-name="T85"/></text:p>
      <text:p text:style-name="P9"><text:span text:style-name="T85"/></text:p>
      <text:p text:style-name="P10"><text:span text:style-name="T86">Принял</text:span><text:span text:style-name="T87">:</text:span><text:span text:style-name="T88"><text:tab/><text:s/></text:span><text:span text:style-name="T89">ст</text:span><text:span text:style-name="T90">.<text:s/></text:span><text:span text:style-name="T91">преподаватель</text:span><text:span text:style-name="T92"><text:s text:c="4"/></text:span></text:p>
      <text:p text:style-name="P10"><text:span text:style-name="T93"><text:tab/><text:tab/><text:tab/><text:s/></text:span><text:span text:style-name="T94">Станкевич</text:span><text:span text:style-name="T95"><text:s/></text:span><text:span text:style-name="T96">С</text:span><text:span text:style-name="T97">.</text:span><text:span text:style-name="T98">Н</text:span><text:span text:style-name="T99">.</text:span></text:p>
      <text:p text:style-name="P11"><text:span text:style-name="T100"/></text:p>
      <text:p text:style-name="P11"><text:span text:style-name="T100"/></text:p>
      <text:p text:style-name="P11"><text:span text:style-name="T100"/></text:p>
      <text:p text:style-name="P11"><text:span text:style-name="T100"/></text:p>
      <text:p text:style-name="P11"><text:span text:style-name="T100"/></text:p>
      <text:p text:style-name="P11"><text:span text:style-name="T100"/></text:p>
      <text:p text:style-name="P11"><text:span text:style-name="T100"/></text:p>
      <text:p text:style-name="P12"><text:span text:style-name="T101"><text:s text:c="4"/></text:span><text:span text:style-name="T102">Минск</text:span><text:span text:style-name="T103"><text:s/>2023</text:span></text:p>
      <text:p text:style-name="P13"><text:span text:style-name="T104">Цель</text:span><text:span text:style-name="T105"><text:s/></text:span><text:span text:style-name="T106">работы</text:span><text:span text:style-name="T107">:</text:span></text:p>
      <text:p text:style-name="P13"><text:span text:style-name="T108">Установить</text:span><text:span text:style-name="T109"><text:s/></text:span><text:span text:style-name="T110">и</text:span><text:span text:style-name="T111"><text:s/></text:span><text:span text:style-name="T112">настроить</text:span><text:span text:style-name="T113"><text:s/></text:span><text:span text:style-name="T114">для</text:span><text:span text:style-name="T115"><text:s/></text:span><text:span text:style-name="T116">комфортной</text:span><text:span text:style-name="T117"><text:s/></text:span><text:span text:style-name="T118">работы</text:span><text:span text:style-name="T119"><text:s/></text:span><text:span text:style-name="T120">один</text:span><text:span text:style-name="T121"><text:s/></text:span><text:span text:style-name="T122">из</text:span><text:span text:style-name="T123"><text:s/></text:span><text:span text:style-name="T124">дистрибутивов</text:span><text:span text:style-name="T125"><text:s/></text:span><text:span text:style-name="T126">операционной</text:span><text:span text:style-name="T127"><text:s/></text:span><text:span text:style-name="T128">системы</text:span><text:span text:style-name="T129"><text:s/>GNU/Linux,<text:s/></text:span><text:span text:style-name="T130">изучить</text:span><text:span text:style-name="T131"><text:s/></text:span><text:span text:style-name="T132">основные</text:span><text:span text:style-name="T133"><text:s/></text:span><text:span text:style-name="T134">приёмы</text:span><text:span text:style-name="T135"><text:s/></text:span><text:span text:style-name="T136">работы</text:span><text:span text:style-name="T137"><text:s/></text:span><text:span text:style-name="T138">в</text:span><text:span text:style-name="T139"><text:s/></text:span><text:span text:style-name="T140">данной</text:span><text:span text:style-name="T141"><text:s/></text:span><text:span text:style-name="T142">операционной</text:span><text:span text:style-name="T143"><text:s/></text:span><text:span text:style-name="T144">системе</text:span><text:span text:style-name="T145"><text:s/>(</text:span><text:span text:style-name="T146">ОС</text:span><text:span text:style-name="T147">)<text:s/></text:span><text:span text:style-name="T148">и</text:span><text:span text:style-name="T149"><text:s/></text:span><text:span text:style-name="T150">соответствующей</text:span><text:span text:style-name="T151"><text:s/></text:span><text:span text:style-name="T152">графической</text:span><text:span text:style-name="T153"><text:s/></text:span><text:span text:style-name="T154">оболочке</text:span><text:span text:style-name="T155"><text:s/>(</text:span><text:span text:style-name="T156">к</text:span><text:span text:style-name="T157"><text:s/></text:span><text:span text:style-name="T158">примеру</text:span><text:span text:style-name="T159">,<text:s/></text:span><text:span text:style-name="T160">в</text:span><text:span text:style-name="T161"><text:s/>GNU/Linux<text:s/></text:span><text:span text:style-name="T162">или</text:span><text:span text:style-name="T163"><text:s/>Unity),<text:s/></text:span><text:span text:style-name="T164">а</text:span><text:span text:style-name="T165"><text:s/></text:span><text:span text:style-name="T166">также</text:span><text:span text:style-name="T167"><text:s/></text:span><text:span text:style-name="T168">научиться</text:span><text:span text:style-name="T169"><text:s/></text:span><text:span text:style-name="T170">пользоваться</text:span><text:span text:style-name="T171"><text:s/></text:span><text:span text:style-name="T172">встроенным</text:span><text:span text:style-name="T173"><text:s/></text:span><text:span text:style-name="T174">в</text:span><text:span text:style-name="T175"><text:s/></text:span><text:span text:style-name="T176">дистрибутив</text:span><text:span text:style-name="T177"><text:s/></text:span><text:span text:style-name="T178">офисным</text:span><text:span text:style-name="T179"><text:s/></text:span><text:span text:style-name="T180">приложением</text:span><text:span text:style-name="T181">.</text:span></text:p>
      <text:p text:style-name="P13"><text:span text:style-name="T182"/></text:p>
      <text:p text:style-name="P13"><text:span text:style-name="T183">Задание</text:span></text:p>
      <text:p text:style-name="P13"><text:span text:style-name="T184">1)<text:s/></text:span><text:span text:style-name="T185">Установить</text:span><text:span text:style-name="T186"><text:s/></text:span><text:span text:style-name="T187">и</text:span><text:span text:style-name="T188"><text:s/></text:span><text:span text:style-name="T189">настроить</text:span><text:span text:style-name="T190"><text:s/></text:span><text:span text:style-name="T191">один</text:span><text:span text:style-name="T192"><text:s/></text:span><text:span text:style-name="T193">из</text:span><text:span text:style-name="T194"><text:s/></text:span><text:span text:style-name="T195">дистрибутивов</text:span><text:span text:style-name="T196"><text:s/></text:span><text:span text:style-name="T197">экосистемы</text:span><text:span text:style-name="T198"><text:s/>Linux (</text:span><text:span text:style-name="T199">рекомендуется</text:span><text:span text:style-name="T200"><text:s/></text:span><text:span text:style-name="T201">дистрибутив</text:span><text:span text:style-name="T202"><text:s/>Ubuntu Linux).<text:s/></text:span><text:span text:style-name="T203">Ознакомиться</text:span><text:span text:style-name="T204"><text:s/></text:span><text:span text:style-name="T205">с</text:span><text:span text:style-name="T206"><text:s/></text:span><text:span text:style-name="T207">основными</text:span><text:span text:style-name="T208"><text:s/></text:span><text:span text:style-name="T209">характеристиками</text:span><text:span text:style-name="T210"><text:s/></text:span><text:span text:style-name="T211">дистрибутива</text:span><text:span text:style-name="T212"><text:s/></text:span><text:span text:style-name="T213">и</text:span><text:span text:style-name="T214"><text:s/></text:span><text:span text:style-name="T215">получить</text:span><text:span text:style-name="T216"><text:s/></text:span><text:span text:style-name="T217">практические</text:span><text:span text:style-name="T218"><text:s/></text:span><text:span text:style-name="T219">навыки</text:span><text:span text:style-name="T220"><text:s/></text:span><text:span text:style-name="T221">работы</text:span><text:span text:style-name="T222"><text:s/></text:span><text:span text:style-name="T223">в</text:span><text:span text:style-name="T224"><text:s/></text:span><text:span text:style-name="T225">нём</text:span><text:span text:style-name="T226">.</text:span></text:p>
      <text:p text:style-name="P13"><text:span text:style-name="T227">2)<text:s/></text:span><text:span text:style-name="T228">Изучить</text:span><text:span text:style-name="T229"><text:s/></text:span><text:span text:style-name="T230">наиболее</text:span><text:span text:style-name="T231"><text:s/></text:span><text:span text:style-name="T232">распространённые</text:span><text:span text:style-name="T233"><text:s/></text:span><text:span text:style-name="T234">горячие</text:span><text:span text:style-name="T235"><text:s/></text:span><text:span text:style-name="T236">клавиши</text:span><text:span text:style-name="T237"><text:s/>(keyboard shortcuts)<text:s/></text:span><text:span text:style-name="T238">установленного</text:span><text:span text:style-name="T239"><text:s/></text:span><text:span text:style-name="T240">дистрибутива</text:span><text:span text:style-name="T241">.</text:span></text:p>
      <text:p text:style-name="P13"><text:span text:style-name="T242">3)<text:s/></text:span><text:span text:style-name="T243">Научиться</text:span><text:span text:style-name="T244"><text:s/></text:span><text:span text:style-name="T245">использовать</text:span><text:span text:style-name="T246"><text:s/></text:span><text:span text:style-name="T247">для</text:span><text:span text:style-name="T248"><text:s/></text:span><text:span text:style-name="T249">своей</text:span><text:span text:style-name="T250"><text:s/></text:span><text:span text:style-name="T251">работы</text:span><text:span text:style-name="T252"><text:s/></text:span><text:span text:style-name="T253">встроенным</text:span><text:span text:style-name="T254"><text:s/></text:span><text:span text:style-name="T255">офисным</text:span><text:span text:style-name="T256"><text:s/></text:span><text:span text:style-name="T257">пакетом</text:span><text:span text:style-name="T258"><text:s/>(</text:span><text:span text:style-name="T259">к</text:span><text:span text:style-name="T260"><text:s/></text:span><text:span text:style-name="T261">примеру</text:span><text:span text:style-name="T262">, Libre Office, Open Office, WPS Office<text:s/></text:span><text:span text:style-name="T263">или</text:span><text:span text:style-name="T264"><text:s/></text:span><text:span text:style-name="T265">др</text:span><text:span text:style-name="T266">.),<text:s/></text:span><text:span text:style-name="T267">а</text:span><text:span text:style-name="T268"><text:s/></text:span><text:span text:style-name="T269">также</text:span><text:span text:style-name="T270"><text:s/></text:span><text:span text:style-name="T271">с</text:span><text:span text:style-name="T272"><text:s/></text:span><text:span text:style-name="T273">программами</text:span><text:span text:style-name="T274"><text:s/>gedit, terminal<text:s/></text:span><text:span text:style-name="T275">и</text:span><text:span text:style-name="T276"><text:s/></text:span><text:span text:style-name="T277">др</text:span><text:span text:style-name="T278">.)</text:span></text:p>
      <text:p text:style-name="P13"><text:span text:style-name="T279">4)<text:s/></text:span><text:span text:style-name="T280">Проведите</text:span><text:span text:style-name="T281"><text:s/></text:span><text:span text:style-name="T282">исследование</text:span><text:span text:style-name="T283"><text:s/></text:span><text:span text:style-name="T284">на</text:span><text:span text:style-name="T285"><text:s/></text:span><text:span text:style-name="T286">предмет</text:span><text:span text:style-name="T287">,<text:s/></text:span><text:span text:style-name="T288">кто</text:span><text:span text:style-name="T289"><text:s/></text:span><text:span text:style-name="T290">и</text:span><text:span text:style-name="T291"><text:s/></text:span><text:span text:style-name="T292">как</text:span><text:span text:style-name="T293"><text:s/></text:span><text:span text:style-name="T294">проводит</text:span><text:span text:style-name="T295"><text:s/></text:span><text:span text:style-name="T296">обучение</text:span><text:span text:style-name="T297"><text:s/></text:span><text:span text:style-name="T298">специалистов</text:span><text:span text:style-name="T299"><text:s/>Linux,<text:s/></text:span><text:span text:style-name="T300">уровень</text:span><text:span text:style-name="T301"><text:s/></text:span><text:span text:style-name="T302">заработка</text:span><text:span text:style-name="T303"><text:s/></text:span><text:span text:style-name="T304">специалиста</text:span><text:span text:style-name="T305"><text:s/>Linux,<text:s/></text:span><text:span text:style-name="T306">существующие</text:span><text:span text:style-name="T307"><text:s/></text:span><text:span text:style-name="T308">вакансии</text:span><text:span text:style-name="T309">.</text:span></text:p>
      <text:p text:style-name="P13"><text:span text:style-name="T310">5)<text:s/></text:span><text:span text:style-name="T311">Ответить</text:span><text:span text:style-name="T312"><text:s/></text:span><text:span text:style-name="T313">на</text:span><text:span text:style-name="T314"><text:s/></text:span><text:span text:style-name="T315">все</text:span><text:span text:style-name="T316"><text:s/></text:span><text:span text:style-name="T317">контрольные</text:span><text:span text:style-name="T318"><text:s/></text:span><text:span text:style-name="T319">вопросы</text:span><text:span text:style-name="T320">.</text:span></text:p>
      <text:p text:style-name="P13"><text:span text:style-name="T321"/></text:p>
      <text:p text:style-name="P13"><text:span text:style-name="T322">Решение</text:span><text:span text:style-name="T323">:</text:span></text:p>
      <text:p text:style-name="P13"><draw:frame text:anchor-type="as-char" svg:width="170.13mm" svg:height="95.51mm" style:rel-width="scale" style:rel-height="scale"><draw:object-ole xlink:href="OleObj1"/><draw:image xlink:href="ObjectReplacements/OleObj1"/></draw:frame><text:span text:style-name="T324"/></text:p>
      <text:p text:style-name="P13"><text:span text:style-name="T325">Контрольные</text:span><text:span text:style-name="T326"><text:s/></text:span><text:span text:style-name="T327">вопросы</text:span><text:span text:style-name="T328">:</text:span><draw:frame text:anchor-type="as-char" svg:width="170.13mm" svg:height="95.51mm" style:rel-width="scale" style:rel-height="scale"><draw:object-ole xlink:href="OleObj2"/><draw:image xlink:href="ObjectReplacements/OleObj2"/></draw:frame><text:span text:style-name="T328"/></text:p>
      <text:p text:style-name="P13"><text:span text:style-name="T329">1)<text:s/></text:span><text:span text:style-name="T330">Перечислите</text:span><text:span text:style-name="T331"><text:s/></text:span><text:span text:style-name="T332">наиболее</text:span><text:span text:style-name="T333"><text:s/></text:span><text:span text:style-name="T334">известные</text:span><text:span text:style-name="T335"><text:s/></text:span><text:span text:style-name="T336">Вам</text:span><text:span text:style-name="T337"><text:s/></text:span><text:span text:style-name="T338">разновидности</text:span><text:span text:style-name="T339"><text:s/></text:span><text:span text:style-name="T340">ОС</text:span><text:span text:style-name="T341">.</text:span></text:p>
      <text:p text:style-name="P13"><text:span text:style-name="T342">Windows, Mac OS, Android, iOS, Ubuntu</text:span></text:p>
      <text:p text:style-name="P13"><text:span text:style-name="T343"/></text:p>
      <text:p text:style-name="P13"><text:span text:style-name="T344">2)<text:s/></text:span><text:span text:style-name="T345">Кто</text:span><text:span text:style-name="T346"><text:s/></text:span><text:span text:style-name="T347">такой</text:span><text:span text:style-name="T348"><text:s/></text:span><text:span text:style-name="T349">Линус</text:span><text:span text:style-name="T350"><text:s/></text:span><text:span text:style-name="T351">Торвальдс</text:span><text:span text:style-name="T352"><text:s/>(Linus Torvalds)?</text:span></text:p>
      <text:p text:style-name="P13"><text:span text:style-name="T353">Финский</text:span><text:span text:style-name="T354"><text:s/></text:span><text:span text:style-name="T355">программист</text:span><text:span text:style-name="T356"><text:s/></text:span><text:span text:style-name="T357">и</text:span><text:span text:style-name="T358"><text:s/></text:span><text:span text:style-name="T359">создатель</text:span><text:span text:style-name="T360"><text:s/></text:span><text:span text:style-name="T361">ядра</text:span><text:span text:style-name="T362"><text:s/></text:span><text:span text:style-name="T363">ОС</text:span><text:span text:style-name="T364"><text:s/>Linux.<text:s/></text:span><text:span text:style-name="T365">Родился</text:span><text:span text:style-name="T366"><text:s/>28<text:s/></text:span><text:span text:style-name="T367">декабря</text:span><text:span text:style-name="T368"><text:s/>1969<text:s/></text:span><text:span text:style-name="T369">года</text:span><text:span text:style-name="T370"><text:s/></text:span><text:span text:style-name="T371">в</text:span><text:span text:style-name="T372"><text:s/></text:span><text:span text:style-name="T373">Хельсинки</text:span><text:span text:style-name="T374">.<text:s/></text:span><text:span text:style-name="T375">Также</text:span><text:span text:style-name="T376"><text:s/></text:span><text:span text:style-name="T377">является</text:span><text:span text:style-name="T378"><text:s/></text:span><text:span text:style-name="T379">разработчиком</text:span><text:span text:style-name="T380"><text:s/></text:span><text:span text:style-name="T381">системы</text:span><text:span text:style-name="T382"><text:s/></text:span><text:span text:style-name="T383">версии</text:span><text:span text:style-name="T384"><text:s/></text:span><text:span text:style-name="T385">контроля</text:span><text:span text:style-name="T386"><text:s/>Git.</text:span></text:p>
      <text:p text:style-name="P13"><text:span text:style-name="T387"/></text:p>
      <text:p text:style-name="P13"><text:span text:style-name="T388">3)<text:s/></text:span><text:span text:style-name="T389">Что</text:span><text:span text:style-name="T390"><text:s/></text:span><text:span text:style-name="T391">такое</text:span><text:span text:style-name="T392"><text:s/>GPL-</text:span><text:span text:style-name="T393">лицензия</text:span><text:span text:style-name="T394">?<text:s/></text:span><text:span text:style-name="T395">Её</text:span><text:span text:style-name="T396"><text:s/></text:span><text:span text:style-name="T397">основные</text:span><text:span text:style-name="T398"><text:s/></text:span><text:span text:style-name="T399">пункты</text:span><text:span text:style-name="T400">?</text:span></text:p>
      <text:p text:style-name="P13"><text:span text:style-name="T401">GPL-</text:span><text:span text:style-name="T402">лицензия</text:span><text:span text:style-name="T403"><text:s/></text:span><text:span text:style-name="T404">—<text:s/></text:span><text:span text:style-name="T405">лицензия</text:span><text:span text:style-name="T406"><text:s/></text:span><text:span text:style-name="T407">на</text:span><text:span text:style-name="T408"><text:s/></text:span><text:span text:style-name="T409">свободное</text:span><text:span text:style-name="T410"><text:s/></text:span><text:span text:style-name="T411">ПО</text:span><text:span text:style-name="T412">,<text:s/></text:span><text:span text:style-name="T413">созданная</text:span><text:span text:style-name="T414"><text:s/></text:span><text:span text:style-name="T415">в</text:span><text:span text:style-name="T416"><text:s/></text:span><text:span text:style-name="T417">рамках</text:span><text:span text:style-name="T418"><text:s/></text:span><text:span text:style-name="T419">проекта</text:span><text:span text:style-name="T420"><text:s/>GNU<text:s/></text:span><text:span text:style-name="T421">в</text:span><text:span text:style-name="T422"><text:s/>1988<text:s/></text:span><text:span text:style-name="T423">году</text:span><text:span text:style-name="T424">.<text:s/></text:span><text:span text:style-name="T425">Она</text:span><text:span text:style-name="T426"><text:s/></text:span><text:span text:style-name="T427">позволяет</text:span><text:span text:style-name="T428"><text:s/></text:span><text:span text:style-name="T429">пользователям</text:span><text:span text:style-name="T430"><text:s/></text:span><text:span text:style-name="T431">свободно</text:span><text:span text:style-name="T432"><text:s/></text:span><text:span text:style-name="T433">использовать</text:span><text:span text:style-name="T434">,<text:s/></text:span><text:span text:style-name="T435">изменять</text:span><text:span text:style-name="T436"><text:s/></text:span><text:span text:style-name="T437">и</text:span><text:span text:style-name="T438"><text:s/></text:span><text:span text:style-name="T439">распространять</text:span><text:span text:style-name="T440"><text:s/></text:span><text:span text:style-name="T441">ПО</text:span><text:span text:style-name="T442">,<text:s/></text:span><text:span text:style-name="T443">защищая</text:span><text:span text:style-name="T444"><text:s/></text:span><text:span text:style-name="T445">при</text:span><text:span text:style-name="T446"><text:s/></text:span><text:span text:style-name="T447">этом</text:span><text:span text:style-name="T448"><text:s/></text:span><text:span text:style-name="T449">права</text:span><text:span text:style-name="T450"><text:s/></text:span><text:span text:style-name="T451">авторов</text:span><text:span text:style-name="T452"><text:s/></text:span><text:span text:style-name="T453">и</text:span><text:span text:style-name="T454"><text:s/></text:span><text:span text:style-name="T455">пользователей</text:span><text:span text:style-name="T456">.<text:line-break/></text:span><text:span text:style-name="T457">Основные</text:span><text:span text:style-name="T458"><text:s/></text:span><text:span text:style-name="T459">пункты</text:span><text:span text:style-name="T460">:</text:span></text:p>
      <text:p text:style-name="P13"><text:span text:style-name="T461">1.<text:s/></text:span><text:span text:style-name="T462">Свобода</text:span><text:span text:style-name="T463"><text:s/></text:span><text:span text:style-name="T464">использования</text:span><text:span text:style-name="T465">.</text:span></text:p>
      <text:p text:style-name="P13"><text:span text:style-name="T466">2.<text:s/></text:span><text:span text:style-name="T467">Свобода</text:span><text:span text:style-name="T468"><text:s/></text:span><text:span text:style-name="T469">изучения</text:span><text:span text:style-name="T470">.</text:span></text:p>
      <text:p text:style-name="P13"><text:span text:style-name="T471">3.<text:s/></text:span><text:span text:style-name="T472">Свобода</text:span><text:span text:style-name="T473"><text:s/></text:span><text:span text:style-name="T474">распространения</text:span><text:span text:style-name="T475">.</text:span></text:p>
      <text:p text:style-name="P13"><text:span text:style-name="T476">4.<text:s/></text:span><text:span text:style-name="T477">Свобода</text:span><text:span text:style-name="T478"><text:s/></text:span><text:span text:style-name="T479">улучшения</text:span><text:span text:style-name="T480">.</text:span></text:p>
      <text:p text:style-name="P13"><text:span text:style-name="T481"/></text:p>
      <text:p text:style-name="P13"><text:span text:style-name="T482">4)<text:s/></text:span><text:span text:style-name="T483">Кто</text:span><text:span text:style-name="T484"><text:s/></text:span><text:span text:style-name="T485">разрабатывает</text:span><text:span text:style-name="T486"><text:s/></text:span><text:span text:style-name="T487">дистрибутив</text:span><text:span text:style-name="T488"><text:s/>Linux?</text:span></text:p>
      <text:p text:style-name="P13"><text:span text:style-name="T489">Дистрибутивы</text:span><text:span text:style-name="T490"><text:s/>Linux<text:s/></text:span><text:span text:style-name="T491">разрабатываются</text:span><text:span text:style-name="T492"><text:s/></text:span><text:span text:style-name="T493">как</text:span><text:span text:style-name="T494"><text:s/></text:span><text:span text:style-name="T495">при</text:span><text:span text:style-name="T496"><text:s/></text:span><text:span text:style-name="T497">коммерческой</text:span><text:span text:style-name="T498"><text:s/></text:span><text:span text:style-name="T499">поддержке</text:span><text:span text:style-name="T500"><text:s/>(Red Hat, Fedora, Ubuntu),<text:s/></text:span><text:span text:style-name="T501">так</text:span><text:span text:style-name="T502"><text:s/></text:span><text:span text:style-name="T503">и</text:span><text:span text:style-name="T504"><text:s/></text:span><text:span text:style-name="T505">исключительно</text:span><text:span text:style-name="T506"><text:s/></text:span><text:span text:style-name="T507">усилиями</text:span><text:span text:style-name="T508"><text:s/></text:span><text:span text:style-name="T509">добровольцев</text:span><text:span text:style-name="T510"><text:s/>(Debian, Gentoo, ArchLinux).</text:span></text:p>
      <text:p text:style-name="P13"><text:span text:style-name="T511">5)<text:s/></text:span><text:span text:style-name="T512">Какой</text:span><text:span text:style-name="T513"><text:s/></text:span><text:span text:style-name="T514">уровень</text:span><text:span text:style-name="T515"><text:s/></text:span><text:span text:style-name="T516">заработка</text:span><text:span text:style-name="T517"><text:s/></text:span><text:span text:style-name="T518">и</text:span><text:span text:style-name="T519"><text:s/></text:span><text:span text:style-name="T520">существующие</text:span><text:span text:style-name="T521"><text:s/></text:span><text:span text:style-name="T522">вакансии</text:span><text:span text:style-name="T523"><text:s/></text:span><text:span text:style-name="T524">специалистов</text:span><text:span text:style-name="T525"><text:s/>Linux?</text:span></text:p>
      <text:p text:style-name="P13"><text:span text:style-name="T526">DevOps, System Administator, Linux Engineer</text:span></text:p>
      <text:p text:style-name="P13"><text:span text:style-name="T527">Заработная</text:span><text:span text:style-name="T528"><text:s/></text:span><text:span text:style-name="T529">плата</text:span><text:span text:style-name="T530"><text:s/>2000<text:s/></text:span><text:span text:style-name="T531">бел</text:span><text:span text:style-name="T532">.<text:s/></text:span><text:span text:style-name="T533">руб</text:span><text:span text:style-name="T534"><text:s/></text:span><text:span text:style-name="T535">— 3000 $</text:span><text:span text:style-name="T5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